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1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4"/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3</text:p>
          </table:table-cell>
          <table:table-cell table:style-name="ce13" table:formula="of:=([.C6]*[.D6]+[.C7]*[.D7]+[.C8]*[.D8]+[.C9]*[.D9]+[.C11]*[.D11]+[.C12]*[.D12]+[.C13]*[.D13]+[.C14]*[.D14]+[.C18]*[.D18]+[.C19]*[.D19]+[.C20]*[.D20]+[.C22]*[.D22]+[.C23]*[.D23]+[.C24]*[.D24]+[.C25]*[.D25]+[.C30]*[.D30]+[.C31]*[.D31]+[.C32]*[.D32]+[.C33]*[.D33])/([.C6]+[.C7]+[.C8]+[.C9]+[.C11]+[.C12]+[.C13]+[.C14]+[.C18]+[.C19]+[.C20]+[.C22]+[.C23]+[.C24]+[.C25]+[.C30]+[.C31]+[.C32]+[.C33])" office:value-type="float" office:value="11.8523333333333" calcext:value-type="float">
            <text:p>11,85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not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string" calcext:value-type="string">
            <text:p>UE1 - Informatique avancée</text:p>
          </table:table-cell>
          <table:table-cell table:style-name="ce6" table:formula="of:=([.D6]*[.C6]+[.D7]*[.C7]+[.D8]*[.C8]+[.D9]*[.C9]+[.D11]*[.C11]+[.D12]*[.C12]+[.D13]*[.C13]+[.D14]*[.C14])/13" office:value-type="float" office:value="12.0765384615385" calcext:value-type="float">
            <text:p>12,0765384615385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incipes des Systèmes d'exploit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cours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tp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rvices réseaux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7.83" calcext:value-type="float">
            <text:p>7,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Algorithmique avancé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ogrammation WEB coté serveur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7.75" calcext:value-type="float">
            <text:p>17,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onception et programmation objet avancé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14.6" calcext:value-type="float">
            <text:p>14,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se de données avancé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2.25" calcext:value-type="float">
            <text:p>12,2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UE2 - Culture scientifique, Sociale et humaine avancées</text:p>
          </table:table-cell>
          <table:table-cell table:style-name="ce6" table:formula="of:=([.D18]*[.C18]+[.D19]*[.C19]+[.D20]*[.C20]+[.D22]*[.C22]+[.D23]*[.C23]+[.D24]*[.C24]+[.D25]*[.C25])/12" office:value-type="float" office:value="9.64791666666667" calcext:value-type="float">
            <text:p>9,64791666666667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obabilités et statistiqu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8.33" calcext:value-type="float">
            <text:p>8,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Modélisation mathématiqu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oit des technologies de l'info &amp; de la communication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Gestion des systèmes d'inform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SI1</text:p>
          </table:table-cell>
          <table:table-cell table:style-name="ce4"/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SI2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0.25" calcext:value-type="float">
            <text:p>10,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Expression - communication professionnell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llaborer en anglai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UE3 - Méthodologie et projets</text:p>
          </table:table-cell>
          <table:table-cell table:style-name="ce6" table:formula="of:=([.D30]*[.C30]+[.D31]*[.C31]+[.D32]*[.C32]+[.D33]*[.C33])/6" office:value-type="float" office:value="13.8" calcext:value-type="float">
            <text:p>13,8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Méthodologie de la production d'applications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 Modélisation des processus</text:p>
          </table:table-cell>
          <table:table-cell table:style-name="ce4"/>
          <table:table-cell office:value-type="float" office:value="1.8" calcext:value-type="float">
            <text:p>1,8</text:p>
          </table:table-cell>
          <table:table-cell office:value-type="float" office:value="11.5" calcext:value-type="float">
            <text:p>11,5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" office:value-type="string" calcext:value-type="string">
            <text:p>Partie EGO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rojet tutoré - mise en situation professionnell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,3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PPP - Préciser son proje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,5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22:02:48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&amp;Isabelle</meta:initial-creator>
    <meta:creation-date>2018-11-18T11:57:14</meta:creation-date>
    <dc:date>2019-01-26T22:16:31.953000000</dc:date>
    <meta:generator>LibreOffice/6.0.7.3$Windows_X86_64 LibreOffice_project/dc89aa7a9eabfd848af146d5086077aeed2ae4a5</meta:generator>
    <meta:editing-duration>PT19M12S</meta:editing-duration>
    <meta:editing-cycles>4</meta:editing-cycles>
    <meta:document-statistic meta:table-count="3" meta:cell-count="80" meta:object-count="0"/>
    <meta:user-defined meta:name="AppVersion">16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